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Úvod</text:h>
      <text:p text:style-name="Text_20_body">Tato práce je součástí mezinárodního projektu CloPeMa (Clothes Perception Manipulation). Tento dokument obsahuje postup a popis sběru dat pro tvorbu dynamického modelu textilie.</text:p>
      <text:p text:style-name="Text_20_body">...</text:p>
      <text:p text:style-name="Standard"/>
      <text:h text:style-name="Heading_20_2" text:outline-level="2">Způsob pořízení dat</text:h>
      <text:p text:style-name="Text_20_body">...</text:p>
      <text:p text:style-name="Text_20_body"/>
      <text:p text:style-name="Standard"/>
      <text:h text:style-name="Heading_20_2" text:outline-level="2">Návod na pořízení dat</text:h>
      <text:p text:style-name="Standard">Přes ROS zapneme robota a kameru na ramenu číslo 1.</text:p>
      <text:p text:style-name="Standard">...</text:p>
      <text:p text:style-name="Standard"/>
      <text:p text:style-name="Standard"/>
      <text:h text:style-name="Heading_20_2" text:outline-level="2">Uložení dat</text:h>
      <text:p text:style-name="Standard">Data se ukládají pomocí rosbag ve formátu “.bag“ do předem určené složky.</text:p>
      <text:p text:style-name="Standard">...</text:p>
      <text:p text:style-name="Standard"/>
      <text:h text:style-name="Heading_20_2" text:outline-level="2">Načtení dat pro další zpracování</text:h>
      <text:p text:style-name="P1">Předpoklady:</text:p>
      <text:list xml:id="list5772749251" text:style-name="L1">
        <text:list-item>
          <text:p text:style-name="P3">Nainstalovaný Matlab (odzkoušeno ve verzi 2012b).</text:p>
        </text:list-item>
        <text:list-item>
          <text:p text:style-name="P3">Nainstalovaný toolbox pro matlab „rosbag“ a přidána cesta pro tento toolbox. Toolbox je dostupný ke stáhnutí na adrese: 'až_půjde_internet_doplň_adresu'</text:p>
        </text:list-item>
        <text:list-item>
          <text:p text:style-name="P3">Nacházet se ve složce se zdrojovými kódy pro Matlab.</text:p>
        </text:list-item>
        <text:list-item>
          <text:p text:style-name="P3">Soubor 'topics.txt' musí být stejný jako v době nahrávání .bag souboru.</text:p>
        </text:list-item>
      </text:list>
      <text:p text:style-name="Text_20_body"/>
      <text:p text:style-name="P2">V proměnné 'path_to_bag_files' je potřeba mít uloženou cestu k uloženým .bag souborům s daty a v proměnné 'topics' je načten soubor 'topics.txt' s názvy požadovaných témat (viz. 'startup.m').</text:p>
      <text:p text:style-name="Text_20_body">Načítání souborů spustíte příkazem <text:span text:style-name="T1">loader</text:span>, který vypíše soubory v zadané složce (<text:span text:style-name="T2">'path_to_bag_files') a nechá vybrat soubor pro načtení do Matlabu a vypíše informace o souboru. Pro správnou funkci tohoto skriptu je třeba mít nasnímáno a uloženo „čisté“ pozadí (popsáno v kapitole </text:span><text:span text:style-name="T3">Návod na pořízení dat</text:span><text:span text:style-name="T4">).</text:span></text:p>
      <text:p text:style-name="Text_20_body"><text:span text:style-name="T4">Tento příkaz dále spustí skript </text:span><text:span text:style-name="T5">reader</text:span><text:span text:style-name="T4">, který převede soubor .bag na čitelnější strukturu 'msgs' (provede rovněž i pro „čisté“ pozadí 'msgs_bag') a předpřipravý RGB obrázek „čistého“ pozadí - 'rgb_back' (takto předpřipravené data lze zobrazovat pomocí imshow(</text:span><text:span text:style-name="T3">data</text:span><text:span text:style-name="T4">) nebo image(</text:span><text:span text:style-name="T3">data</text:span><text:span text:style-name="T4">) jako 2D obrazy). </text:span></text:p>
      <text:p text:style-name="Standard">Příkaz loader dále předpřipraví data z RGB i hloubkové kamery do zásobníku obrazu 'front', která je seřazená tak, aby si obrazy odpovídaly časovými značkami. První řádek obsahuje původní RGB obrazy, druhý řádek obsahuje RGB obrazy s odfiltrovaným pozadím a třetí řádek obsahuje data z <text:soft-page-break/>hloubkové kamery v metrech.</text:p>
      <text:p text:style-name="Standard">Spolu se strukturou 'front' se tvoří i struktura 'queue', jenž v obsahuje tyto údaje:</text:p>
      <text:p text:style-name="Standard"><draw:frame draw:style-name="fr1" draw:name="Objekt1" text:anchor-type="as-char" svg:y="-0.96cm" svg:width="17.674cm" svg:height="1.6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text:s/>...</text:p>
      <text:h text:style-name="Heading_20_2" text:outline-level="2">Provedení experimentu</text:h>
      <text:p text:style-name="Text_20_body">..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Neoral</meta:initial-creator>
    <meta:creation-date>2013-10-27T21:10:34</meta:creation-date>
    <dc:date>2013-11-04T10:24:17</dc:date>
    <dc:creator>Michal Neoral</dc:creator>
    <meta:editing-duration>PT10H35M46S</meta:editing-duration>
    <meta:editing-cycles>16</meta:editing-cycles>
    <meta:generator>LibreOffice/3.5$Linux_X86_64 LibreOffice_project/350m1$Build-2</meta:generator>
    <meta:document-statistic meta:table-count="0" meta:image-count="0" meta:object-count="1" meta:page-count="2" meta:paragraph-count="26" meta:word-count="294" meta:character-count="1959" meta:non-whitespace-character-count="1691"/>
  </office:meta>
</office:document-meta>
</file>

<file path=Object 1/content.xml><?xml version="1.0" encoding="utf-8"?>
<math xmlns="http://www.w3.org/1998/Math/MathML">
  <semantics>
    <mrow>
      <mfenced open="[" close="]">
        <mrow>
          <mtable>
            <mtr>
              <mtd>
                <mrow>
                  <mi mathvariant="italic">pořadové</mi>
                  <mi/>
                  <mi mathvariant="italic">číslo</mi>
                  <mi/>
                  <mi mathvariant="italic">hloubkového</mi>
                  <mi/>
                  <mi mathvariant="italic">snímku</mi>
                </mrow>
              </mtd>
              <mtd>
                <mrow>
                  <mi mathvariant="italic">čas</mi>
                  <mi/>
                  <mi mathvariant="italic">od</mi>
                  <mi/>
                  <mi mathvariant="italic">začátku</mi>
                  <mi/>
                  <mi mathvariant="italic">měření</mi>
                </mrow>
              </mtd>
              <mtd>
                <mrow>
                  <mi mathvariant="italic">pořadové</mi>
                  <mi/>
                  <mi mathvariant="italic">číslo</mi>
                  <mi/>
                  <mi mathvariant="italic">tématu</mi>
                  <mi/>
                  <mi>v</mi>
                  <mi/>
                  <mi>'</mi>
                  <mi mathvariant="italic">msgs</mi>
                  <mi>'</mi>
                </mrow>
              </mtd>
            </mtr>
            <mtr>
              <mtd>
                <mrow>
                  <mi/>
                </mrow>
              </mtd>
              <mtd>
                <mrow>
                  <mi/>
                </mrow>
              </mtd>
              <mtd>
                <mrow>
                  <mi/>
                </mrow>
              </mtd>
            </mtr>
            <mtr>
              <mtd>
                <mrow>
                  <mi mathvariant="italic">pořadové</mi>
                  <mi/>
                  <mi mathvariant="italic">číslo</mi>
                  <mi/>
                  <mi mathvariant="italic">rgb</mi>
                  <mi/>
                  <mi mathvariant="italic">snímku</mi>
                </mrow>
              </mtd>
              <mtd>
                <mrow>
                  <mi mathvariant="italic">časový</mi>
                  <mi/>
                  <mi mathvariant="italic">rozdíl</mi>
                  <mi/>
                  <mi mathvariant="italic">mezi</mi>
                  <mi/>
                  <mi mathvariant="italic">snímky</mi>
                </mrow>
              </mtd>
              <mtd>
                <mrow>
                  <mi mathvariant="italic">pořadové</mi>
                  <mi/>
                  <mi mathvariant="italic">číslo</mi>
                  <mi/>
                  <mi mathvariant="italic">tématu</mi>
                  <mi/>
                  <mi>v</mi>
                  <mi/>
                  <mi>'</mi>
                  <mi mathvariant="italic">msgs</mi>
                  <mi>'</mi>
                </mrow>
              </mtd>
            </mtr>
          </mtable>
        </mrow>
      </mfenced>
    </mrow>
    <annotation encoding="StarMath 5.0">left [ matrix {pořadové`číslo`hloubkového`snímku # čas`od`začátku`měření # pořadové`číslo`tématu`v`'msgs' ## `# `#`##pořadové`číslo`rgb`snímku #časový`rozdíl`mezi`snímky #pořadové`číslo`tématu`v`'msgs' } right ]</annotation>
  </semantics>
</math>
</file>